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5.431cm" fo:margin-left="-0.191cm" table:align="left" style:writing-mode="lr-tb"/>
    </style:style>
    <style:style style:name="Table1.A" style:family="table-column">
      <style:table-column-properties style:column-width="15.431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5.431cm" fo:margin-left="-0.191cm" table:align="left" style:writing-mode="lr-tb"/>
    </style:style>
    <style:style style:name="Table2.A" style:family="table-column">
      <style:table-column-properties style:column-width="15.431cm"/>
    </style:style>
    <style:style style:name="Table2.B" style:family="table-column">
      <style:table-column-properties style:column-width="7.811cm"/>
    </style:style>
    <style:style style:name="Table2.C" style:family="table-column">
      <style:table-column-properties style:column-width="7.62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Table2.C1" style:family="table-cell">
      <style:table-cell-properties style:vertical-align="middle" fo:padding-left="0.191cm" fo:padding-right="0.191cm" fo:padding-top="0cm" fo:padding-bottom="0cm" fo:border="none"/>
    </style:style>
    <style:style style:name="Table3" style:family="table">
      <style:table-properties style:width="15.431cm" fo:margin-left="-0.191cm" table:align="left" style:writing-mode="lr-tb"/>
    </style:style>
    <style:style style:name="Table3.A" style:family="table-column">
      <style:table-column-properties style:column-width="15.431cm"/>
    </style:style>
    <style:style style:name="Table3.B" style:family="table-column">
      <style:table-column-properties style:column-width="7.811cm"/>
    </style:style>
    <style:style style:name="Table3.C" style:family="table-column">
      <style:table-column-properties style:column-width="7.62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431cm" fo:margin-left="-0.191cm" table:align="left" style:writing-mode="lr-tb"/>
    </style:style>
    <style:style style:name="Table4.A" style:family="table-column">
      <style:table-column-properties style:column-width="15.431cm"/>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none"/>
    </style:style>
    <style:style style:name="P1" style:family="paragraph" style:parent-style-name="Standard" style:list-style-name="">
      <style:paragraph-properties style:text-autospace="none"/>
      <style:text-properties style:use-window-font-color="true" style:font-name="ArialMT" fo:font-size="14pt" fo:font-weight="normal" style:font-name-asian="ArialMT" style:font-size-asian="14pt" style:font-weight-asian="normal" style:font-name-complex="ArialMT" style:font-size-complex="14pt" style:font-weight-complex="normal"/>
    </style:style>
    <style:style style:name="P2" style:family="paragraph" style:parent-style-name="Standard" style:list-style-name="">
      <style:paragraph-properties style:text-autospace="none"/>
      <style:text-properties style:font-name="Times New Roman" fo:font-size="12pt" style:font-size-asian="12pt" style:font-size-complex="12pt"/>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style style:name="P5" style:family="paragraph" style:parent-style-name="Standard">
      <style:paragraph-properties fo:text-align="center" style:justify-single-word="false"/>
    </style:style>
    <style:style style:name="T1" style:family="text">
      <style:text-properties style:use-window-font-color="true" style:font-name-asian="ArialMT" style:font-name-complex="ArialMT"/>
    </style:style>
    <style:style style:name="T2" style:family="text">
      <style:text-properties style:use-window-font-color="true" fo:font-weight="bold" style:font-name-asian="ArialMT" style:font-weight-asian="bold" style:font-name-complex="ArialMT" style:font-weight-complex="bold"/>
    </style:style>
    <style:style style:name="T3" style:family="text">
      <style:text-properties style:use-window-font-color="true" fo:font-weight="normal" style:font-name-asian="ArialMT" style:font-weight-asian="normal" style:font-name-complex="ArialMT" style:font-weight-complex="normal"/>
    </style:style>
    <style:style style:name="T4" style:family="text">
      <style:text-properties style:use-window-font-color="true" fo:font-style="italic" fo:font-weight="normal" style:font-name-asian="ArialMT" style:font-style-asian="italic" style:font-weight-asian="normal" style:font-name-complex="ArialMT" style:font-style-complex="italic" style:font-weight-complex="normal"/>
    </style:style>
    <style:style style:name="T5" style:family="text">
      <style:text-properties style:use-window-font-color="true" fo:font-style="normal" fo:font-weight="normal" style:font-name-asian="ArialMT" style:font-style-asian="normal" style:font-weight-asian="normal" style:font-name-complex="ArialMT" style:font-style-complex="normal" style:font-weight-complex="normal"/>
    </style:style>
    <style:style style:name="T6" style:family="text">
      <style:text-properties fo:font-weight="bold" style:font-weight-asian="bold" style:font-weight-complex="bold"/>
    </style:style>
    <style:style style:name="T7" style:family="text">
      <style:text-properties fo:font-size="15pt" fo:font-weight="bold" style:font-size-asian="15pt" style:font-weight-asian="bold" style:font-size-complex="15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7">PROBABILITY - 3</text:span></text:p>
      <text:p text:style-name="Standard"/>
      <text:p text:style-name="P3">Independent events:</text:p>
      <text:p text:style-name="Standard">Two events , A and B , are <text:span text:style-name="T6">independent</text:span> , if <text:s/>the fact that A occurs does not affect the probability of B <text:s/>occurring.</text:p>
      <text:p text:style-name="Standard"/>
      <text:p text:style-name="P3">Dependent events:</text:p>
      <table:table table:name="Table1" table:style-name="Table1">
        <table:table-column table:style-name="Table1.A" table:number-columns-repeated="2"/>
        <table:table-row table:style-name="Table1.1">
          <table:table-cell table:style-name="Table1.A1" office:value-type="string">
            <text:p text:style-name="P2"><text:span text:style-name="T1">Two events are </text:span><text:span text:style-name="T2">dependent</text:span><text:span text:style-name="T3"> if the outcome or occurrence of the first affects the outcome or occurrence of the second so that the probability is changed.</text:span></text:p>
          </table:table-cell>
          <table:table-cell table:style-name="Table1.A1" office:value-type="string">
            <text:p text:style-name="P1"/>
          </table:table-cell>
        </table:table-row>
      </table:table>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text:span text:style-name="T2">Multiplication Rule 1:</text:span></text:p>
            <text:p text:style-name="P2"><text:span text:style-name="T3">When two events, A and B, are independent, the probability of both occurring is:</text:span></text:p>
            <text:p text:style-name="P2"><text:span text:style-name="T3">P(A and B) = P(A) </text:span><text:span text:style-name="T2">·</text:span><text:span text:style-name="T3"> P(B)</text:span></text:p>
          </table:table-cell>
          <table:table-cell table:style-name="Table2.A1" office:value-type="string">
            <text:p text:style-name="P1"/>
          </table:table-cell>
          <table:table-cell table:style-name="Table2.C1" office:value-type="string">
            <text:p text:style-name="P1"/>
          </table:table-cell>
        </table:table-row>
      </table:table>
      <text:p text:style-name="Standard"/>
      <text:p text:style-name="Standard"/>
      <text:p text:style-name="P3">Conditional Probability :</text:p>
      <table:table table:name="Table4" table:style-name="Table4">
        <table:table-column table:style-name="Table4.A"/>
        <table:table-row table:style-name="Table4.1">
          <table:table-cell table:style-name="Table4.A1" office:value-type="string">
            <text:p text:style-name="P2"><text:span text:style-name="T1">The </text:span><text:span text:style-name="T2">conditional probability</text:span><text:span text:style-name="T3"> of an event B in relationship to an event A is the probability that event B occurs given that event A has already occurred. The notation for conditional probability is P(B|A) [pronounced as </text:span><text:span text:style-name="T4">The probability of event B given A</text:span><text:span text:style-name="T5">].</text:span></text:p>
          </table:table-cell>
        </table:table-row>
      </table:table>
      <text:p text:style-name="Standard"/>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text:span text:style-name="T2">Multiplication Rule 2:</text:span></text:p>
            <text:p text:style-name="P2"><text:span text:style-name="T3">When two events, A and B, are dependent, the probability of both occurring is:</text:span></text:p>
            <text:p text:style-name="P2"><text:span text:style-name="T3">P(A and B) = P(A) </text:span><text:span text:style-name="T2">·</text:span><text:span text:style-name="T3"> P(B|A)</text:span></text:p>
          </table:table-cell>
          <table:table-cell table:style-name="Table3.A1" office:value-type="string">
            <text:p text:style-name="P1"/>
          </table:table-cell>
          <table:table-cell table:style-name="Table3.A1" office:value-type="string">
            <text:p text:style-name="P1"/>
          </table:table-cell>
        </table:table-row>
      </table:table>
      <text:p text:style-name="Standard"/>
      <text:p text:style-name="Standard">Practice problems:</text:p>
      <text:list xml:id="list5806467429225132252" text:style-name="L1">
        <text:list-item>
          <text:p text:style-name="P4">A coin is tossed and a single 6-sided die is rolled. Find the probability of landing on the head side of the coin and rolling a 3 on the die.</text:p>
        </text:list-item>
        <text:list-item>
          <text:p text:style-name="P4"><text:s/>Two cards are chosen at random from a deck of 52 cards without replacement. What is the probability of choosing two kings?</text:p>
        </text:list-item>
        <text:list-item>
          <text:p text:style-name="P4">A card is chosen at random from a deck of 52 cards. It is then replaced and a second card is chosen. What is the probability of choosing a jack and then an eight?</text:p>
        </text:list-item>
        <text:list-item>
          <text:p text:style-name="P4"><text:s/>Four cards are chosen at random from deck of 52 cards without replacement. What is the probability of choosing a ten, a nine, an eight and a seven in order?</text:p>
        </text:list-item>
        <text:list-item>
          <text:p text:style-name="P4">A jar contains 3 red, 5 green, 2 blue and 6 yellow marbles. A marble is chosen at random from the jar. After replacing it, a second marble is chosen. What is the probability of choosing a green and then a yellow marble?</text:p>
        </text:list-item>
        <text:list-item>
          <text:p text:style-name="P4">If the first marble is not replaced in the above case, what is the probability of choosing a green and then a yellow marble?</text:p>
        </text:list-item>
        <text:list-item>
          <text:p text:style-name="P4">A school survey found that 9 out of 10 students like pizza. If three students are chosen at random with replacement, what is the probability that all the three students like pizza?</text:p>
        </text:list-item>
        <text:list-item>
          <text:p text:style-name="P4">In a shipment of 20 computers, 3 are defective. Three computers are randomly selected and tested. What is the probability that all the three are defective if the first and second ones are not replaced after being tested?</text:p>
        </text:list-item>
        <text:list-item>
          <text:p text:style-name="P4">A teacher needs two students to help him with science demonstration for his class of 18 girls and 12 boys. He chooses one student who comes first to the room. He then chooses a second student from those sitting in the class( all will be attending the class). What is the probability that both students chosen are girls?</text:p>
        </text:list-item>
        <text:list-item>
          <text:p text:style-name="P4">A nationwide survey showed that 65% of all children in India dislike eating vegetables. If 4 children are chosen at random, what is the probability that all 4 dislike eating vegetab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sundhara Gadiyaram</meta:initial-creator>
    <meta:creation-date>2014-10-13T15:30:40</meta:creation-date>
    <dc:date>2014-10-13T16:03:34</dc:date>
    <dc:creator>Vasundhara Gadiyaram</dc:creator>
    <meta:editing-duration>PT2M13S</meta:editing-duration>
    <meta:editing-cycles>2</meta:editing-cycles>
    <meta:generator>OpenOffice/4.0.1$Unix OpenOffice.org_project/401m5$Build-9714</meta:generator>
    <meta:document-statistic meta:table-count="4" meta:image-count="0" meta:object-count="0" meta:page-count="1" meta:paragraph-count="24" meta:word-count="505" meta:character-count="2717"/>
  </office:meta>
</office:document-meta>
</file>